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755c3" officeooo:paragraph-rsid="000755c3"/>
    </style:style>
    <style:style style:name="P2" style:family="paragraph" style:parent-style-name="Standard">
      <style:paragraph-properties fo:text-align="start" style:justify-single-word="false"/>
      <style:text-properties fo:font-style="normal" style:text-underline-style="none" fo:font-weight="normal" officeooo:rsid="000755c3" officeooo:paragraph-rsid="000755c3"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officeooo:paragraph-rsid="000b3cc3"/>
    </style:style>
    <style:style style:name="P4" style:family="paragraph" style:parent-style-name="Standard">
      <style:paragraph-properties fo:text-align="start" style:justify-single-word="false"/>
      <style:text-properties officeooo:paragraph-rsid="0010c349"/>
    </style:style>
    <style:style style:name="P5" style:family="paragraph" style:parent-style-name="Standard">
      <style:paragraph-properties fo:text-align="start" style:justify-single-word="false"/>
      <style:text-properties officeooo:rsid="000db714" officeooo:paragraph-rsid="000db714"/>
    </style:style>
    <style:style style:name="P6" style:family="paragraph" style:parent-style-name="Standard">
      <style:paragraph-properties fo:text-align="start" style:justify-single-word="false"/>
      <style:text-properties officeooo:rsid="000db714" officeooo:paragraph-rsid="00112520"/>
    </style:style>
    <style:style style:name="P7" style:family="paragraph" style:parent-style-name="Standard">
      <style:paragraph-properties fo:text-align="start" style:justify-single-word="false"/>
      <style:text-properties officeooo:rsid="00095c92" officeooo:paragraph-rsid="000755c3"/>
    </style:style>
    <style:style style:name="P8" style:family="paragraph" style:parent-style-name="Standard">
      <style:paragraph-properties fo:text-align="start" style:justify-single-word="false"/>
      <style:text-properties officeooo:rsid="00112520" officeooo:paragraph-rsid="00112520"/>
    </style:style>
    <style:style style:name="P9" style:family="paragraph" style:parent-style-name="Standard">
      <style:paragraph-properties fo:text-align="start" style:justify-single-word="false"/>
      <style:text-properties officeooo:rsid="0012fa1a" officeooo:paragraph-rsid="0012fa1a"/>
    </style:style>
    <style:style style:name="P10" style:family="paragraph" style:parent-style-name="Standard">
      <style:paragraph-properties fo:text-align="start" style:justify-single-word="false"/>
      <style:text-properties officeooo:rsid="00095c92" officeooo:paragraph-rsid="0010c349"/>
    </style:style>
    <style:style style:name="P11" style:family="paragraph" style:parent-style-name="Standard">
      <style:paragraph-properties fo:text-align="start" style:justify-single-word="false"/>
      <style:text-properties officeooo:rsid="000f8afe" officeooo:paragraph-rsid="00112520"/>
    </style:style>
    <style:style style:name="P12" style:family="paragraph" style:parent-style-name="Standard">
      <style:paragraph-properties fo:text-align="start" style:justify-single-word="false"/>
      <style:text-properties officeooo:rsid="00112520" officeooo:paragraph-rsid="00112520"/>
    </style:style>
    <style:style style:name="P13" style:family="paragraph" style:parent-style-name="Standard">
      <style:paragraph-properties fo:text-align="start" style:justify-single-word="false"/>
      <style:text-properties officeooo:paragraph-rsid="0010c349"/>
    </style:style>
    <style:style style:name="P14" style:family="paragraph" style:parent-style-name="Standard">
      <style:paragraph-properties fo:text-align="start" style:justify-single-word="false"/>
      <style:text-properties officeooo:rsid="0009de48" officeooo:paragraph-rsid="001354a1"/>
    </style:style>
    <style:style style:name="P15" style:family="paragraph" style:parent-style-name="Standard">
      <style:paragraph-properties fo:text-align="start" style:justify-single-word="false"/>
      <style:text-properties officeooo:rsid="001354a1" officeooo:paragraph-rsid="001354a1"/>
    </style:style>
    <style:style style:name="T1" style:family="text">
      <style:text-properties officeooo:rsid="0009092a"/>
    </style:style>
    <style:style style:name="T2" style:family="text">
      <style:text-properties fo:font-style="normal" style:text-underline-style="none" fo:font-weight="normal" officeooo:rsid="0009092a" style:font-style-asian="normal" style:font-weight-asian="normal" style:font-style-complex="normal" style:font-weight-complex="normal"/>
    </style:style>
    <style:style style:name="T3" style:family="text">
      <style:text-properties officeooo:rsid="00095c92"/>
    </style:style>
    <style:style style:name="T4" style:family="text">
      <style:text-properties officeooo:rsid="0009de48"/>
    </style:style>
    <style:style style:name="T5" style:family="text">
      <style:text-properties officeooo:rsid="000db714"/>
    </style:style>
    <style:style style:name="T6" style:family="text">
      <style:text-properties officeooo:rsid="000f8afe"/>
    </style:style>
    <style:style style:name="T7" style:family="text">
      <style:text-properties officeooo:rsid="00114c51"/>
    </style:style>
    <style:style style:name="T8" style:family="text">
      <style:text-properties officeooo:rsid="001300bf"/>
    </style:style>
    <style:style style:name="T9" style:family="text">
      <style:text-properties officeooo:rsid="001354a1"/>
    </style:style>
    <style:style style:name="T10" style:family="text">
      <style:text-properties officeooo:rsid="00136f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on Europea</text:p>
      <text:p text:style-name="P2"/>
      <text:p text:style-name="P2">Qué es la union europea ? </text:p>
      <text:p text:style-name="P7"/>
      <text:p text:style-name="P3"><text:span text:style-name="T3">Antès de la UE, era la CEE (</text:span>Comunidad Económica Europea<text:span text:style-name="T4">) que empézo en 1958 con </text:span>Alemania, Bélgica, Francia, Italia, Luxemburgo y los Países Bajos<text:span text:style-name="T4">, los otros paises se reunieron con la CEE despuès. </text:span></text:p>
      <text:p text:style-name="P14">La CEE habió el objectivo de crear una alianza <text:span text:style-name="T8">para la cooperación económica al principio y reducir las posibilidades de conflicto en los paises vecinos. </text:span></text:p>
      <text:p text:style-name="P14">Cuando la CCE fue demiasado importante <text:span text:style-name="T8">(con la entrada de otros paises)</text:span>, decidieron de crear la UE. <text:span text:style-name="T5">Esta nació en 1992 con el tratado de Maastrich.</text:span> </text:p>
      <text:p text:style-name="P4"><text:span text:style-name="T2"/></text:p>
      <text:p text:style-name="P4"><text:span text:style-name="T2">La Union Europea es una asociación politica e </text:span>económica <text:span text:style-name="T1">entre 28 paises en Europa. </text:span></text:p>
      <text:p text:style-name="P10"/>
      <text:p text:style-name="P10">La UE se construi con nuevos paises (<text:span text:style-name="T9">hay </text:span>28 paises en la EU <text:span text:style-name="T9">actualment</text:span>)</text:p>
      <text:p text:style-name="P6">La Union Europea <text:span text:style-name="T6">ha permitido muchas cosas com una moneda única en 2002 en la mayoría de los paises (19 paises sobre 28). El colectivo de estos paises se cnoce como la zona del euro o eurozona.</text:span></text:p>
      <text:p text:style-name="P8">Hay tambien los miembros del espacio Sch<text:span text:style-name="T7">e</text:span>ngen : <text:span text:style-name="T7">es un espacio sin fronteras donde pueden circular libremente sin controles a la frontera. Permite de poder cambiarse los fundos o la comida libremente y vrear un mercato entre los paises.</text:span></text:p>
      <text:p text:style-name="P8"/>
      <text:p text:style-name="P11">La UE tiene mochos objeticos comó promover los derechos humanos y sus valores fundamentales en el mundo o poner la democracia en marcha. </text:p>
      <text:p text:style-name="P5"/>
      <text:p text:style-name="P8">La UE tiene varios símbolos, el más conido es la bandera europea : un circulo de estrellas amarillas sobre un fondo azul, hay tabiem el Himno europeo que está bien conocido.</text:p>
      <text:p text:style-name="P15"/>
      <text:p text:style-name="P15">La UE permite tambien de estar una grande potencia en el mundo, es muy facil de conjugar nuestras enregias <text:span text:style-name="T10">para defender los interés comúnes.</text:span></text:p>
      <text:p text:style-name="P15"/>
      <text:p text:style-name="P9">Fuente : <text:a xlink:type="simple" xlink:href="https://europa.eu/european-union/index_es" text:style-name="Internet_20_link" text:visited-style-name="Visited_20_Internet_20_Link">https://europa.eu/european-union/index_e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3:01:42.703349937</meta:creation-date>
    <dc:date>2017-04-04T07:42:33.450026504</dc:date>
    <meta:editing-duration>PT15M54S</meta:editing-duration>
    <meta:editing-cycles>6</meta:editing-cycles>
    <meta:generator>LibreOffice/5.2.6.2$Linux_X86_64 LibreOffice_project/20m0$Build-2</meta:generator>
    <meta:document-statistic meta:table-count="0" meta:image-count="0" meta:object-count="0" meta:page-count="1" meta:paragraph-count="13" meta:word-count="277" meta:character-count="1622" meta:non-whitespace-character-count="1351"/>
  </office:meta>
</office:document-meta>
</file>